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59pt"/>
    </style:style>
    <style:style style:name="co3" style:family="table-column">
      <style:table-column-properties fo:break-before="auto" style:column-width="379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41.44pt" fo:break-before="auto" style:use-optimal-row-height="true"/>
    </style:style>
    <style:style style:name="ro4" style:family="table-row">
      <style:table-row-properties style:row-height="28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b91af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office:value-type="string" calcext:value-type="string">
            <text:p>SkNx</text:p>
          </table:table-cell>
          <table:table-cell office:value-type="string" calcext:value-type="string">
            <text:p>えすけーえぬえくす</text:p>
          </table:table-cell>
          <table:table-cell office:value-type="string" calcext:value-type="string">
            <text:p>Skiaのクラス。SIMDを使ってデータを保持したり計算したりするためのクラス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3">
          <table:table-cell office:value-type="string" calcext:value-type="string">
            <text:p>Origin Trials</text:p>
          </table:table-cell>
          <table:table-cell office:value-type="string" calcext:value-type="string">
            <text:p>おりじんとらいあるず</text:p>
          </table:table-cell>
          <table:table-cell office:value-type="string" calcext:value-type="string">
            <text:p>実験的機能をあまり広く公開すると後で変えられなくなる防ぎ、効率的に公開する機能。</text:p>
            <text:p>実験的機能を使いたい人はトークンを取得する必要がある。</text:p>
            <text:p>About:flagsから設定して機能を有効にすることもできる。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4">
          <table:table-cell table:style-name="ce1" office:value-type="string" calcext:value-type="string">
            <text:p>NoDestructor</text:p>
          </table:table-cell>
          <table:table-cell office:value-type="string" calcext:value-type="string">
            <text:p>ノーデストラクター</text:p>
          </table:table-cell>
          <table:table-cell office:value-type="string" calcext:value-type="string">
            <text:p>テンプレートで与えられたクラスのサイズ分をメンバにもち、そこで初期化</text:p>
            <text:p>このクラスで持つとデストラクタが呼ばれない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5:35:36.3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1T19:31:59.932000000</meta:creation-date>
    <dc:date>2020-03-19T20:23:02.369000000</dc:date>
    <meta:editing-duration>PT8H20M41S</meta:editing-duration>
    <meta:editing-cycles>2</meta:editing-cycles>
    <meta:generator>LibreOffice/6.3.3.2$Windows_x86 LibreOffice_project/a64200df03143b798afd1ec74a12ab50359878ed</meta:generator>
    <meta:document-statistic meta:table-count="1" meta:cell-count="9" meta:object-count="0"/>
  </office:meta>
</office:document-meta>
</file>